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ungsuhChe" svg:font-family="GungsuhCh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ungsuhChe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ungsuhCh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ungsuhChe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ungsuhChe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ungsuhChe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O BEGAT</text:p>
      <text:p text:style-name="P2"/>
      <text:p text:style-name="P3">THE MIASMA EREMITE</text:p>
      <text:p text:style-name="P4"/>
      <text:p text:style-name="P1">WHO BEGAT</text:p>
      <text:p text:style-name="P5"/>
      <text:p text:style-name="P3">HERMIT LANCELOT</text:p>
      <text:p text:style-name="P1"/>
      <text:p text:style-name="P1">WHO BEGAT</text:p>
      <text:p text:style-name="P5"/>
      <text:p text:style-name="P3">LEPER SAVANT</text:p>
      <text:p text:style-name="P4"/>
      <text:p text:style-name="P1">UPON MY DEATH, OR DISAPPEARANCE, OR TRANSCENDANCE, OR BOREDOM,</text:p>
      <text:p text:style-name="P1">THIS GRIMOIRE SHALL BE MY EPITAPH AND MY LAST AND MOST HOLY RECORD OF </text:p>
      <text:p text:style-name="P5"/>
      <text:p text:style-name="P3">MU</text:p>
      <text:p text:style-name="P4"/>
      <text:p text:style-name="P1">AN ISLAND LOST TO TIDE, SPEW AND SPUME</text:p>
      <text:p text:style-name="P1"/>
      <text:p text:style-name="P1">IN MEMORIAM</text:p>
      <text:p text:style-name="P1"/>
      <text:p text:style-name="P1">MY SACRED PACK IS BORROWED</text:p>
      <text:p text:style-name="P1">MY RESPIRATOR DULL</text:p>
      <text:p text:style-name="P1">MY TAROT HARP IS SOAKING WET</text:p>
      <text:p text:style-name="P1">MY CLOAK AND CLASP MY HULL</text:p>
      <text:p text:style-name="P5"/>
      <text:p text:style-name="P3">PLEASE RETURN THIS BOOK TO:</text:p>
      <text:p text:style-name="P4"/>
      <text:p text:style-name="P1">Myrging Publishing</text:p>
      <text:p text:style-name="P1">London</text:p>
      <text:p text:style-name="P1">SW12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ungsuhChe" svg:font-family="GungsuhCh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Sherman</meta:initial-creator>
    <meta:creation-date>2010-06-26T16:59:38</meta:creation-date>
    <dc:date>2010-08-09T10:26:56.89</dc:date>
    <dc:creator>Rob Sherman</dc:creator>
    <meta:editing-duration>PT02H00M23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78" meta:character-count="412"/>
  </office:meta>
</office:document-meta>
</file>